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28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la Small Drive Unit Logic Board V2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covered-table-cell table:number-columns-repeated="6" table:style-name="ce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Oth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NN9,8,7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 table:number-columns-repeated="2"/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number-columns-repeated="2"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1,23,24,106,44,42,43,45,36,4,8,10,11,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number-columns-repeated="4"/>
          <table:table-cell office:value-type="string" calcext:value-type="string">
            <text:p>CrystalsVarious standard crystals. Proven footprints. Spark Fun Electronics SKU : COM-005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number-columns-repeated="2"/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29975-01-36</text:p>
          </table:table-cell>
          <table:table-cell table:style-name="ce4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number-columns-repeated="4"/>
          <table:table-cell office:value-type="string" calcext:value-type="string">
            <text:p>INDUC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office:value-type="float" office:value="8061687" calcext:value-type="float">
            <text:p>8061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Dual lowpower op-amp,MCP602-I/SN SO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,7,48,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4,65,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,55,62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4,45,49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2BA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2BA-AIT2-1AK</text:p>
          </table:table-cell>
          <table:table-cell table:number-columns-repeated="2"/>
          <table:table-cell office:value-type="string" calcext:value-type="string">
            <text:p>Automotive Connectors 2P BLK Side Entry Brs tin plated p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 table:number-columns-repeated="2"/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CV8401ADTRKG</text:p>
          </table:table-cell>
          <table:table-cell/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NCV8401ADTRKG</text:p>
          </table:table-cell>
          <table:table-cell table:style-name="ce9" office:value-type="float" office:value="8079877" calcext:value-type="float">
            <text:p>8079877</text:p>
          </table:table-cell>
          <table:table-cell/>
          <table:table-cell table:style-name="ce11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12:38:45.9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12:40:59.349000000</dc:date>
    <meta:editing-duration>PT2H50M22S</meta:editing-duration>
    <meta:editing-cycles>20</meta:editing-cycles>
    <meta:generator>LibreOffice/5.3.2.2$Windows_x86 LibreOffice_project/6cd4f1ef626f15116896b1d8e1398b56da0d0ee1</meta:generator>
    <meta:document-statistic meta:table-count="1" meta:cell-count="254" meta:object-count="0"/>
  </office:meta>
</office:document-meta>
</file>